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ta 0</text:p>
          </table:table-cell>
          <table:table-cell office:value-type="string" calcext:value-type="string">
            <text:p>Beta 1</text:p>
          </table:table-cell>
          <table:table-cell office:value-type="string" calcext:value-type="string">
            <text:p>Beta 2</text:p>
          </table:table-cell>
          <table:table-cell office:value-type="string" calcext:value-type="string">
            <text:p>Beta 3</text:p>
          </table:table-cell>
          <table:table-cell table:number-columns-repeated="3"/>
        </table:table-row>
        <table:table-row table:style-name="ro1">
          <table:table-cell table:formula="of:=10*RAND()" office:value-type="float" office:value="9.5971441884044" calcext:value-type="float">
            <text:p>9.5971441884044</text:p>
          </table:table-cell>
          <table:table-cell table:formula="of:=10*RAND()" office:value-type="float" office:value="2.31810103677144" calcext:value-type="float">
            <text:p>2.31810103677144</text:p>
          </table:table-cell>
          <table:table-cell table:formula="of:=10*RAND()" office:value-type="float" office:value="6.85503101928609" calcext:value-type="float">
            <text:p>6.85503101928609</text:p>
          </table:table-cell>
          <table:table-cell table:formula="of:=10*RAND()" office:value-type="float" office:value="4.51339673770134" calcext:value-type="float">
            <text:p>4.5133967377013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RAND()" office:value-type="float" office:value="0.590542596292263" calcext:value-type="float">
            <text:p>0.590542596292263</text:p>
          </table:table-cell>
          <table:table-cell table:style-name="ce2" table:formula="of:=[.B4]+3*RAND()" office:value-type="float" office:value="3.18123585130845" calcext:value-type="float">
            <text:p>3.18123585130845</text:p>
          </table:table-cell>
          <table:table-cell table:style-name="ce2" table:formula="of:=[.C4]+3*RAND()" office:value-type="float" office:value="5.22517869616577" calcext:value-type="float">
            <text:p>5.22517869616577</text:p>
          </table:table-cell>
          <table:table-cell table:style-name="ce2" table:formula="of:=[.D4]+3*RAND()" office:value-type="float" office:value="7.01135534065895" calcext:value-type="float">
            <text:p>7.0113553406589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[.B4]^3+[.$C$2]*[.B4]^2+[.$B$2]*[.B4]+[.$A$2]+[.$B$15]-2*[.$B$15]*RAND()" office:value-type="float" office:value="60.6967057432384" calcext:value-type="float">
            <text:p>60.6967057432384</text:p>
          </table:table-cell>
          <table:table-cell table:formula="of:=[.C4]^3+[.$C$2]*[.C4]^2+[.$B$2]*[.C4]+[.$A$2]+[.$B$15]-2*[.$B$15]*RAND()" office:value-type="float" office:value="276.096724522909" calcext:value-type="float">
            <text:p>276.096724522909</text:p>
          </table:table-cell>
          <table:table-cell table:formula="of:=[.D4]^3+[.$C$2]*[.D4]^2+[.$B$2]*[.D4]+[.$A$2]+[.$B$15]-2*[.$B$15]*RAND()" office:value-type="float" office:value="482.482103231995" calcext:value-type="float">
            <text:p>482.482103231995</text:p>
          </table:table-cell>
          <table:table-cell table:formula="of:=[.E4]^3+[.$C$2]*[.E4]^2+[.$B$2]*[.E4]+[.$A$2]+[.$B$15]-2*[.$B$15]*RAND()" office:value-type="float" office:value="507.828025346276" calcext:value-type="float">
            <text:p>507.82802534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formula="of:=[.$A$2]+[.$B$2]*[.B4]+[.$C$15]-2*[.$C$15]*RAND()" office:value-type="float" office:value="14.9730191386295" calcext:value-type="float">
            <text:p>14.9730191386295</text:p>
          </table:table-cell>
          <table:table-cell table:formula="of:=[.$A$2]+[.$B$2]*[.C4]+[.$C$15]-2*[.$C$15]*RAND()" office:value-type="float" office:value="18.6009666791902" calcext:value-type="float">
            <text:p>18.6009666791902</text:p>
          </table:table-cell>
          <table:table-cell table:formula="of:=[.$A$2]+[.$B$2]*[.D4]+[.$C$15]-2*[.$C$15]*RAND()" office:value-type="float" office:value="27.0850194303698" calcext:value-type="float">
            <text:p>27.0850194303698</text:p>
          </table:table-cell>
          <table:table-cell table:formula="of:=[.$A$2]+[.$B$2]*[.E4]+[.$C$15]-2*[.$C$15]*RAND()" office:value-type="float" office:value="28.8349897112347" calcext:value-type="float">
            <text:p>28.834989711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formula="of:=[.$A$2]-[.$B$2]*SIN([.B4])+[.$C$2]*COS([.B4])+[.$D$15]-2*[.$D$15]*RAND()" office:value-type="float" office:value="14.141204782521" calcext:value-type="float">
            <text:p>14.141204782521</text:p>
          </table:table-cell>
          <table:table-cell table:formula="of:=[.$A$2]-[.$B$2]*SIN([.C4])+[.$C$2]*COS([.C4])+[.$D$15]-2*[.$D$15]*RAND()" office:value-type="float" office:value="3.03798936996892" calcext:value-type="float">
            <text:p>3.03798936996892</text:p>
          </table:table-cell>
          <table:table-cell table:formula="of:=[.$A$2]-[.$B$2]*SIN([.D4])+[.$C$2]*COS([.D4])+[.$D$15]-2*[.$D$15]*RAND()" office:value-type="float" office:value="14.9928840388208" calcext:value-type="float">
            <text:p>14.9928840388208</text:p>
          </table:table-cell>
          <table:table-cell table:formula="of:=[.$A$2]-[.$B$2]*SIN([.E4])+[.$C$2]*COS([.E4])+[.$D$15]-2*[.$D$15]*RAND()" office:value-type="float" office:value="12.9913162241837" calcext:value-type="float">
            <text:p>12.9913162241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formula="of:=[.$A$2]*LN(3*[.B4])+[.$E$15]-2*[.$E$15]*RAND()" office:value-type="float" office:value="5.34703516233767" calcext:value-type="float">
            <text:p>5.34703516233767</text:p>
          </table:table-cell>
          <table:table-cell table:formula="of:=[.$A$2]*LN(3*[.C4])+[.$E$15]-2*[.$E$15]*RAND()" office:value-type="float" office:value="21.357135091624" calcext:value-type="float">
            <text:p>21.357135091624</text:p>
          </table:table-cell>
          <table:table-cell table:formula="of:=[.$A$2]*LN(3*[.D4])+[.$E$15]-2*[.$E$15]*RAND()" office:value-type="float" office:value="26.5176063107264" calcext:value-type="float">
            <text:p>26.5176063107264</text:p>
          </table:table-cell>
          <table:table-cell table:formula="of:=[.$A$2]*LN(3*[.E4])+[.$E$15]-2*[.$E$15]*RAND()" office:value-type="float" office:value="28.9477554803539" calcext:value-type="float">
            <text:p>28.947755480353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E4]+3*RAND()" office:value-type="float" office:value="9.33535315679018" calcext:value-type="float">
            <text:p>9.33535315679018</text:p>
          </table:table-cell>
          <table:table-cell table:style-name="ce2" table:formula="of:=[.B9]+3*RAND()" office:value-type="float" office:value="10.9104375839721" calcext:value-type="float">
            <text:p>10.9104375839721</text:p>
          </table:table-cell>
          <table:table-cell table:style-name="ce2" table:formula="of:=[.C9]+3*RAND()" office:value-type="float" office:value="12.6800433423652" calcext:value-type="float">
            <text:p>12.6800433423652</text:p>
          </table:table-cell>
          <table:table-cell table:style-name="ce2" table:formula="of:=[.D9]+3*RAND()" office:value-type="float" office:value="13.7249102356678" calcext:value-type="float">
            <text:p>13.724910235667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[.B9]^3+[.$C$2]*[.B9]^2+[.$B$2]*[.B9]+[.$A$2]+[.$B$15]-2*[.$B$15]*RAND()" office:value-type="float" office:value="1353.65729514317" calcext:value-type="float">
            <text:p>1353.65729514317</text:p>
          </table:table-cell>
          <table:table-cell table:formula="of:=[.C9]^3+[.$C$2]*[.C9]^2+[.$B$2]*[.C9]+[.$A$2]+[.$B$15]-2*[.$B$15]*RAND()" office:value-type="float" office:value="2130.54554433211" calcext:value-type="float">
            <text:p>2130.54554433211</text:p>
          </table:table-cell>
          <table:table-cell table:formula="of:=[.D9]^3+[.$C$2]*[.D9]^2+[.$B$2]*[.D9]+[.$A$2]+[.$B$15]-2*[.$B$15]*RAND()" office:value-type="float" office:value="3293.82618621396" calcext:value-type="float">
            <text:p>3293.82618621396</text:p>
          </table:table-cell>
          <table:table-cell table:formula="of:=[.E9]^3+[.$C$2]*[.E9]^2+[.$B$2]*[.E9]+[.$A$2]+[.$B$15]-2*[.$B$15]*RAND()" office:value-type="float" office:value="3757.70760971241" calcext:value-type="float">
            <text:p>3757.70760971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formula="of:=[.$A$2]+[.$B$2]*[.B9]+[.$C$15]-2*[.$C$15]*RAND()" office:value-type="float" office:value="35.4291901256347" calcext:value-type="float">
            <text:p>35.4291901256347</text:p>
          </table:table-cell>
          <table:table-cell table:formula="of:=[.$A$2]+[.$B$2]*[.C9]+[.$C$15]-2*[.$C$15]*RAND()" office:value-type="float" office:value="39.4092916388148" calcext:value-type="float">
            <text:p>39.4092916388148</text:p>
          </table:table-cell>
          <table:table-cell table:formula="of:=[.$A$2]+[.$B$2]*[.D9]+[.$C$15]-2*[.$C$15]*RAND()" office:value-type="float" office:value="44.954370057804" calcext:value-type="float">
            <text:p>44.954370057804</text:p>
          </table:table-cell>
          <table:table-cell table:formula="of:=[.$A$2]+[.$B$2]*[.E9]+[.$C$15]-2*[.$C$15]*RAND()" office:value-type="float" office:value="45.5763189327164" calcext:value-type="float">
            <text:p>45.576318932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formula="of:=[.$A$2]-[.$B$2]*SIN([.B9])+[.$C$2]*COS([.B9])+[.$D$15]-2*[.$D$15]*RAND()" office:value-type="float" office:value="2.73463924253566" calcext:value-type="float">
            <text:p>2.73463924253566</text:p>
          </table:table-cell>
          <table:table-cell table:formula="of:=[.$A$2]-[.$B$2]*SIN([.C9])+[.$C$2]*COS([.C9])+[.$D$15]-2*[.$D$15]*RAND()" office:value-type="float" office:value="11.2824826023883" calcext:value-type="float">
            <text:p>11.2824826023883</text:p>
          </table:table-cell>
          <table:table-cell table:formula="of:=[.$A$2]-[.$B$2]*SIN([.D9])+[.$C$2]*COS([.D9])+[.$D$15]-2*[.$D$15]*RAND()" office:value-type="float" office:value="15.9854076179996" calcext:value-type="float">
            <text:p>15.9854076179996</text:p>
          </table:table-cell>
          <table:table-cell table:formula="of:=[.$A$2]-[.$B$2]*SIN([.E9])+[.$C$2]*COS([.E9])+[.$D$15]-2*[.$D$15]*RAND()" office:value-type="float" office:value="10.3317747355377" calcext:value-type="float">
            <text:p>10.3317747355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formula="of:=[.$A$2]*LN(3*[.B9])+[.$E$15]-2*[.$E$15]*RAND()" office:value-type="float" office:value="31.9412401959612" calcext:value-type="float">
            <text:p>31.9412401959612</text:p>
          </table:table-cell>
          <table:table-cell table:formula="of:=[.$A$2]*LN(3*[.C9])+[.$E$15]-2*[.$E$15]*RAND()" office:value-type="float" office:value="33.7273377647956" calcext:value-type="float">
            <text:p>33.7273377647956</text:p>
          </table:table-cell>
          <table:table-cell table:formula="of:=[.$A$2]*LN(3*[.D9])+[.$E$15]-2*[.$E$15]*RAND()" office:value-type="float" office:value="34.9559199908454" calcext:value-type="float">
            <text:p>34.9559199908454</text:p>
          </table:table-cell>
          <table:table-cell table:formula="of:=[.$A$2]*LN(3*[.E9])+[.$E$15]-2*[.$E$15]*RAND()" office:value-type="float" office:value="35.9668030610834" calcext:value-type="float">
            <text:p>35.96680306108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table:formula="of:=RAND()" office:value-type="float" office:value="0.140270373097856" calcext:value-type="float">
            <text:p>0.140270373097856</text:p>
          </table:table-cell>
          <table:table-cell table:style-name="ce2" table:formula="of:=[.C18]+RAND()" office:value-type="float" office:value="0.758851719615187" calcext:value-type="float">
            <text:p>0.758851719615187</text:p>
          </table:table-cell>
          <table:table-cell table:style-name="ce2" table:formula="of:=[.D18]+RAND()" office:value-type="float" office:value="1.37540281222771" calcext:value-type="float">
            <text:p>1.37540281222771</text:p>
          </table:table-cell>
          <table:table-cell table:style-name="ce2" table:formula="of:=[.E18]+RAND()" office:value-type="float" office:value="1.85469638813379" calcext:value-type="float">
            <text:p>1.85469638813379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</text:p>
          </table:table-cell>
          <table:table-cell table:style-name="ce2" table:formula="of:=RAND()" office:value-type="float" office:value="0.767181373067014" calcext:value-type="float">
            <text:p>0.767181373067014</text:p>
          </table:table-cell>
          <table:table-cell table:formula="of:=[.$A$2]*[.C$18]^2+[.$B$2]*[.C$18]*[.$B19]+[.$C$2]*[.$B19]^2+[.$C$24]-2*[.$C$24]*RAND()" office:value-type="float" office:value="6.71692648642965" calcext:value-type="float">
            <text:p>6.71692648642965</text:p>
          </table:table-cell>
          <table:table-cell table:formula="of:=[.$A$2]*[.D$18]^2+[.$B$2]*[.D$18]*[.$B19]+[.$C$2]*[.$B19]^2+[.$C$24]-2*[.$C$24]*RAND()" office:value-type="float" office:value="6.19546564082219" calcext:value-type="float">
            <text:p>6.19546564082219</text:p>
          </table:table-cell>
          <table:table-cell table:formula="of:=[.$A$2]*[.E$18]^2+[.$B$2]*[.E$18]*[.$B19]+[.$C$2]*[.$B19]^2+[.$C$24]-2*[.$C$24]*RAND()" office:value-type="float" office:value="27.6700055989242" calcext:value-type="float">
            <text:p>27.6700055989242</text:p>
          </table:table-cell>
          <table:table-cell table:formula="of:=[.$A$2]*[.F$18]^2+[.$B$2]*[.F$18]*[.$B19]+[.$C$2]*[.$B19]^2+[.$C$24]-2*[.$C$24]*RAND()" office:value-type="float" office:value="39.625079503792" calcext:value-type="float">
            <text:p>39.625079503792</text:p>
          </table:table-cell>
          <table:table-cell table:style-name="ce1" office:value-type="string" calcext:value-type="string" table:number-columns-spanned="1" table:number-rows-spanned="4">
            <text:p>k</text:p>
          </table:table-cell>
        </table:table-row>
        <table:table-row table:style-name="ro1">
          <table:covered-table-cell/>
          <table:table-cell table:style-name="ce2" table:formula="of:=[.B19]+RAND()" office:value-type="float" office:value="0.814150062311581" calcext:value-type="float">
            <text:p>0.814150062311581</text:p>
          </table:table-cell>
          <table:table-cell table:formula="of:=[.$A$2]*[.C$18]^2+[.$B$2]*[.C$18]*[.$B20]+[.$C$2]*[.$B20]^2+[.$C$24]-2*[.$C$24]*RAND()" office:value-type="float" office:value="3.40320269282806" calcext:value-type="float">
            <text:p>3.40320269282806</text:p>
          </table:table-cell>
          <table:table-cell table:formula="of:=[.$A$2]*[.D$18]^2+[.$B$2]*[.D$18]*[.$B20]+[.$C$2]*[.$B20]^2+[.$C$24]-2*[.$C$24]*RAND()" office:value-type="float" office:value="12.5510328088953" calcext:value-type="float">
            <text:p>12.5510328088953</text:p>
          </table:table-cell>
          <table:table-cell table:formula="of:=[.$A$2]*[.E$18]^2+[.$B$2]*[.E$18]*[.$B20]+[.$C$2]*[.$B20]^2+[.$C$24]-2*[.$C$24]*RAND()" office:value-type="float" office:value="25.068828002511" calcext:value-type="float">
            <text:p>25.068828002511</text:p>
          </table:table-cell>
          <table:table-cell table:formula="of:=[.$A$2]*[.F$18]^2+[.$B$2]*[.F$18]*[.$B20]+[.$C$2]*[.$B20]^2+[.$C$24]-2*[.$C$24]*RAND()" office:value-type="float" office:value="40.880981502263" calcext:value-type="float">
            <text:p>40.880981502263</text:p>
          </table:table-cell>
          <table:covered-table-cell/>
        </table:table-row>
        <table:table-row table:style-name="ro1">
          <table:covered-table-cell/>
          <table:table-cell table:style-name="ce2" table:formula="of:=[.B20]+RAND()" office:value-type="float" office:value="1.67044392903421" calcext:value-type="float">
            <text:p>1.67044392903421</text:p>
          </table:table-cell>
          <table:table-cell table:formula="of:=[.$A$2]*[.C$18]^2+[.$B$2]*[.C$18]*[.$B21]+[.$C$2]*[.$B21]^2+[.$C$24]-2*[.$C$24]*RAND()" office:value-type="float" office:value="16.9066846995376" calcext:value-type="float">
            <text:p>16.9066846995376</text:p>
          </table:table-cell>
          <table:table-cell table:formula="of:=[.$A$2]*[.D$18]^2+[.$B$2]*[.D$18]*[.$B21]+[.$C$2]*[.$B21]^2+[.$C$24]-2*[.$C$24]*RAND()" office:value-type="float" office:value="23.4438974256188" calcext:value-type="float">
            <text:p>23.4438974256188</text:p>
          </table:table-cell>
          <table:table-cell table:formula="of:=[.$A$2]*[.E$18]^2+[.$B$2]*[.E$18]*[.$B21]+[.$C$2]*[.$B21]^2+[.$C$24]-2*[.$C$24]*RAND()" office:value-type="float" office:value="45.6587462172575" calcext:value-type="float">
            <text:p>45.6587462172575</text:p>
          </table:table-cell>
          <table:table-cell table:formula="of:=[.$A$2]*[.F$18]^2+[.$B$2]*[.F$18]*[.$B21]+[.$C$2]*[.$B21]^2+[.$C$24]-2*[.$C$24]*RAND()" office:value-type="float" office:value="56.7870488160447" calcext:value-type="float">
            <text:p>56.7870488160447</text:p>
          </table:table-cell>
          <table:covered-table-cell/>
        </table:table-row>
        <table:table-row table:style-name="ro1">
          <table:covered-table-cell/>
          <table:table-cell table:style-name="ce2" table:formula="of:=[.B21]+RAND()" office:value-type="float" office:value="1.89241595628255" calcext:value-type="float">
            <text:p>1.89241595628255</text:p>
          </table:table-cell>
          <table:table-cell table:formula="of:=[.$A$2]*[.C$18]^2+[.$B$2]*[.C$18]*[.$B22]+[.$C$2]*[.$B22]^2+[.$C$24]-2*[.$C$24]*RAND()" office:value-type="float" office:value="28.2796351633122" calcext:value-type="float">
            <text:p>28.2796351633122</text:p>
          </table:table-cell>
          <table:table-cell table:formula="of:=[.$A$2]*[.D$18]^2+[.$B$2]*[.D$18]*[.$B22]+[.$C$2]*[.$B22]^2+[.$C$24]-2*[.$C$24]*RAND()" office:value-type="float" office:value="35.9557253044455" calcext:value-type="float">
            <text:p>35.9557253044455</text:p>
          </table:table-cell>
          <table:table-cell table:formula="of:=[.$A$2]*[.E$18]^2+[.$B$2]*[.E$18]*[.$B22]+[.$C$2]*[.$B22]^2+[.$C$24]-2*[.$C$24]*RAND()" office:value-type="float" office:value="48.6742627941132" calcext:value-type="float">
            <text:p>48.6742627941132</text:p>
          </table:table-cell>
          <table:table-cell table:formula="of:=[.$A$2]*[.F$18]^2+[.$B$2]*[.F$18]*[.$B22]+[.$C$2]*[.$B22]^2+[.$C$24]-2*[.$C$24]*RAND()" office:value-type="float" office:value="65.2131225511087" calcext:value-type="float">
            <text:p>65.2131225511087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table:formula="of:=RAND()" office:value-type="float" office:value="0.534980256178617" calcext:value-type="float">
            <text:p>0.534980256178617</text:p>
          </table:table-cell>
          <table:table-cell table:style-name="ce2" table:formula="of:=[.C28]+RAND()" office:value-type="float" office:value="1.27303354054378" calcext:value-type="float">
            <text:p>1.27303354054378</text:p>
          </table:table-cell>
          <table:table-cell table:style-name="ce2" table:formula="of:=[.D28]+RAND()" office:value-type="float" office:value="1.95141190257672" calcext:value-type="float">
            <text:p>1.95141190257672</text:p>
          </table:table-cell>
          <table:table-cell table:style-name="ce2" table:formula="of:=[.E28]+RAND()" office:value-type="float" office:value="2.15292520196127" calcext:value-type="float">
            <text:p>2.15292520196127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</text:p>
          </table:table-cell>
          <table:table-cell table:style-name="ce2" table:formula="of:=RAND()" office:value-type="float" office:value="0.137641021153782" calcext:value-type="float">
            <text:p>0.137641021153782</text:p>
          </table:table-cell>
          <table:table-cell table:formula="of:=[.$A$2]*[.C$18]^2+[.$B$2]*[.C$18]*[.$B29]+[.$C$2]*[.$B29]^2+[.$C$24]-2*[.$C$24]*RAND()" office:value-type="float" office:value="5.30760135627118" calcext:value-type="float">
            <text:p>5.30760135627118</text:p>
          </table:table-cell>
          <table:table-cell table:formula="of:=[.$A$2]*[.D$18]^2+[.$B$2]*[.D$18]*[.$B29]+[.$C$2]*[.$B29]^2+[.$C$24]-2*[.$C$24]*RAND()" office:value-type="float" office:value="10.5033468868296" calcext:value-type="float">
            <text:p>10.5033468868296</text:p>
          </table:table-cell>
          <table:table-cell table:formula="of:=[.$A$2]*[.E$18]^2+[.$B$2]*[.E$18]*[.$B29]+[.$C$2]*[.$B29]^2+[.$C$24]-2*[.$C$24]*RAND()" office:value-type="float" office:value="17.5828716559792" calcext:value-type="float">
            <text:p>17.5828716559792</text:p>
          </table:table-cell>
          <table:table-cell table:formula="of:=[.$A$2]*[.F$18]^2+[.$B$2]*[.F$18]*[.$B29]+[.$C$2]*[.$B29]^2+[.$C$24]-2*[.$C$24]*RAND()" office:value-type="float" office:value="37.8595155228733" calcext:value-type="float">
            <text:p>37.8595155228733</text:p>
          </table:table-cell>
          <table:table-cell table:style-name="ce1" office:value-type="string" calcext:value-type="string" table:number-columns-spanned="1" table:number-rows-spanned="4">
            <text:p>l</text:p>
          </table:table-cell>
        </table:table-row>
        <table:table-row table:style-name="ro1">
          <table:covered-table-cell/>
          <table:table-cell table:style-name="ce2" table:formula="of:=[.B29]+RAND()" office:value-type="float" office:value="0.796571662802074" calcext:value-type="float">
            <text:p>0.796571662802074</text:p>
          </table:table-cell>
          <table:table-cell table:formula="of:=[.$A$2]*[.C$18]^2+[.$B$2]*[.C$18]*[.$B30]+[.$C$2]*[.$B30]^2+[.$C$24]-2*[.$C$24]*RAND()" office:value-type="float" office:value="0.40533407535994" calcext:value-type="float">
            <text:p>0.40533407535994</text:p>
          </table:table-cell>
          <table:table-cell table:formula="of:=[.$A$2]*[.D$18]^2+[.$B$2]*[.D$18]*[.$B30]+[.$C$2]*[.$B30]^2+[.$C$24]-2*[.$C$24]*RAND()" office:value-type="float" office:value="6.3903269423435" calcext:value-type="float">
            <text:p>6.3903269423435</text:p>
          </table:table-cell>
          <table:table-cell table:formula="of:=[.$A$2]*[.E$18]^2+[.$B$2]*[.E$18]*[.$B30]+[.$C$2]*[.$B30]^2+[.$C$24]-2*[.$C$24]*RAND()" office:value-type="float" office:value="21.3644543828528" calcext:value-type="float">
            <text:p>21.3644543828528</text:p>
          </table:table-cell>
          <table:table-cell table:formula="of:=[.$A$2]*[.F$18]^2+[.$B$2]*[.F$18]*[.$B30]+[.$C$2]*[.$B30]^2+[.$C$24]-2*[.$C$24]*RAND()" office:value-type="float" office:value="44.1454547018478" calcext:value-type="float">
            <text:p>44.1454547018478</text:p>
          </table:table-cell>
          <table:covered-table-cell/>
        </table:table-row>
        <table:table-row table:style-name="ro1">
          <table:covered-table-cell/>
          <table:table-cell table:style-name="ce2" table:formula="of:=[.B30]+RAND()" office:value-type="float" office:value="1.51479827659306" calcext:value-type="float">
            <text:p>1.51479827659306</text:p>
          </table:table-cell>
          <table:table-cell table:formula="of:=[.$A$2]*[.C$18]^2+[.$B$2]*[.C$18]*[.$B31]+[.$C$2]*[.$B31]^2+[.$C$24]-2*[.$C$24]*RAND()" office:value-type="float" office:value="11.430018065527" calcext:value-type="float">
            <text:p>11.430018065527</text:p>
          </table:table-cell>
          <table:table-cell table:formula="of:=[.$A$2]*[.D$18]^2+[.$B$2]*[.D$18]*[.$B31]+[.$C$2]*[.$B31]^2+[.$C$24]-2*[.$C$24]*RAND()" office:value-type="float" office:value="22.6080200628148" calcext:value-type="float">
            <text:p>22.6080200628148</text:p>
          </table:table-cell>
          <table:table-cell table:formula="of:=[.$A$2]*[.E$18]^2+[.$B$2]*[.E$18]*[.$B31]+[.$C$2]*[.$B31]^2+[.$C$24]-2*[.$C$24]*RAND()" office:value-type="float" office:value="39.441433800909" calcext:value-type="float">
            <text:p>39.441433800909</text:p>
          </table:table-cell>
          <table:table-cell table:formula="of:=[.$A$2]*[.F$18]^2+[.$B$2]*[.F$18]*[.$B31]+[.$C$2]*[.$B31]^2+[.$C$24]-2*[.$C$24]*RAND()" office:value-type="float" office:value="60.114998858823" calcext:value-type="float">
            <text:p>60.114998858823</text:p>
          </table:table-cell>
          <table:covered-table-cell/>
        </table:table-row>
        <table:table-row table:style-name="ro1">
          <table:covered-table-cell/>
          <table:table-cell table:style-name="ce2" table:formula="of:=[.B31]+RAND()" office:value-type="float" office:value="2.24337206421726" calcext:value-type="float">
            <text:p>2.24337206421726</text:p>
          </table:table-cell>
          <table:table-cell table:formula="of:=[.$A$2]*[.C$18]^2+[.$B$2]*[.C$18]*[.$B32]+[.$C$2]*[.$B32]^2+[.$C$24]-2*[.$C$24]*RAND()" office:value-type="float" office:value="40.3811035725096" calcext:value-type="float">
            <text:p>40.3811035725096</text:p>
          </table:table-cell>
          <table:table-cell table:formula="of:=[.$A$2]*[.D$18]^2+[.$B$2]*[.D$18]*[.$B32]+[.$C$2]*[.$B32]^2+[.$C$24]-2*[.$C$24]*RAND()" office:value-type="float" office:value="39.3823565833556" calcext:value-type="float">
            <text:p>39.3823565833556</text:p>
          </table:table-cell>
          <table:table-cell table:formula="of:=[.$A$2]*[.E$18]^2+[.$B$2]*[.E$18]*[.$B32]+[.$C$2]*[.$B32]^2+[.$C$24]-2*[.$C$24]*RAND()" office:value-type="float" office:value="56.6017973004594" calcext:value-type="float">
            <text:p>56.6017973004594</text:p>
          </table:table-cell>
          <table:table-cell table:formula="of:=[.$A$2]*[.F$18]^2+[.$B$2]*[.F$18]*[.$B32]+[.$C$2]*[.$B32]^2+[.$C$24]-2*[.$C$24]*RAND()" office:value-type="float" office:value="80.8090354579414" calcext:value-type="float">
            <text:p>80.8090354579414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table:formula="of:=RAND()" office:value-type="float" office:value="0.800098472094109" calcext:value-type="float">
            <text:p>0.800098472094109</text:p>
          </table:table-cell>
          <table:table-cell table:style-name="ce2" table:formula="of:=[.C38]+RAND()" office:value-type="float" office:value="1.55251990437257" calcext:value-type="float">
            <text:p>1.55251990437257</text:p>
          </table:table-cell>
          <table:table-cell table:style-name="ce2" table:formula="of:=[.D38]+RAND()" office:value-type="float" office:value="1.82048685488161" calcext:value-type="float">
            <text:p>1.82048685488161</text:p>
          </table:table-cell>
          <table:table-cell table:style-name="ce2" table:formula="of:=[.E38]+RAND()" office:value-type="float" office:value="2.02115768219024" calcext:value-type="float">
            <text:p>2.02115768219024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</text:p>
          </table:table-cell>
          <table:table-cell table:style-name="ce2" table:formula="of:=RAND()" office:value-type="float" office:value="0.642507920966669" calcext:value-type="float">
            <text:p>0.642507920966669</text:p>
          </table:table-cell>
          <table:table-cell table:formula="of:=[.$A$2]*[.C$18]^2+[.$B$2]*[.C$18]*[.$B39]+[.$C$2]*[.$B39]^2+[.$C$24]-2*[.$C$24]*RAND()" office:value-type="float" office:value="4.30306329136277" calcext:value-type="float">
            <text:p>4.30306329136277</text:p>
          </table:table-cell>
          <table:table-cell table:formula="of:=[.$A$2]*[.D$18]^2+[.$B$2]*[.D$18]*[.$B39]+[.$C$2]*[.$B39]^2+[.$C$24]-2*[.$C$24]*RAND()" office:value-type="float" office:value="8.40708630635686" calcext:value-type="float">
            <text:p>8.40708630635686</text:p>
          </table:table-cell>
          <table:table-cell table:formula="of:=[.$A$2]*[.E$18]^2+[.$B$2]*[.E$18]*[.$B39]+[.$C$2]*[.$B39]^2+[.$C$24]-2*[.$C$24]*RAND()" office:value-type="float" office:value="26.3585496817696" calcext:value-type="float">
            <text:p>26.3585496817696</text:p>
          </table:table-cell>
          <table:table-cell table:formula="of:=[.$A$2]*[.F$18]^2+[.$B$2]*[.F$18]*[.$B39]+[.$C$2]*[.$B39]^2+[.$C$24]-2*[.$C$24]*RAND()" office:value-type="float" office:value="35.8297494216212" calcext:value-type="float">
            <text:p>35.8297494216212</text:p>
          </table:table-cell>
          <table:table-cell table:style-name="ce1" office:value-type="string" calcext:value-type="string" table:number-columns-spanned="1" table:number-rows-spanned="4">
            <text:p>m</text:p>
          </table:table-cell>
        </table:table-row>
        <table:table-row table:style-name="ro1">
          <table:covered-table-cell/>
          <table:table-cell table:style-name="ce2" table:formula="of:=[.B39]+RAND()" office:value-type="float" office:value="0.830912647235664" calcext:value-type="float">
            <text:p>0.830912647235664</text:p>
          </table:table-cell>
          <table:table-cell table:formula="of:=[.$A$2]*[.C$18]^2+[.$B$2]*[.C$18]*[.$B40]+[.$C$2]*[.$B40]^2+[.$C$24]-2*[.$C$24]*RAND()" office:value-type="float" office:value="7.03931931046133" calcext:value-type="float">
            <text:p>7.03931931046133</text:p>
          </table:table-cell>
          <table:table-cell table:formula="of:=[.$A$2]*[.D$18]^2+[.$B$2]*[.D$18]*[.$B40]+[.$C$2]*[.$B40]^2+[.$C$24]-2*[.$C$24]*RAND()" office:value-type="float" office:value="9.67162302797413" calcext:value-type="float">
            <text:p>9.67162302797413</text:p>
          </table:table-cell>
          <table:table-cell table:formula="of:=[.$A$2]*[.E$18]^2+[.$B$2]*[.E$18]*[.$B40]+[.$C$2]*[.$B40]^2+[.$C$24]-2*[.$C$24]*RAND()" office:value-type="float" office:value="25.3113966093622" calcext:value-type="float">
            <text:p>25.3113966093622</text:p>
          </table:table-cell>
          <table:table-cell table:formula="of:=[.$A$2]*[.F$18]^2+[.$B$2]*[.F$18]*[.$B40]+[.$C$2]*[.$B40]^2+[.$C$24]-2*[.$C$24]*RAND()" office:value-type="float" office:value="43.5478384715305" calcext:value-type="float">
            <text:p>43.5478384715305</text:p>
          </table:table-cell>
          <table:covered-table-cell/>
        </table:table-row>
        <table:table-row table:style-name="ro1">
          <table:covered-table-cell/>
          <table:table-cell table:style-name="ce2" table:formula="of:=[.B40]+RAND()" office:value-type="float" office:value="1.48810281362175" calcext:value-type="float">
            <text:p>1.48810281362175</text:p>
          </table:table-cell>
          <table:table-cell table:formula="of:=[.$A$2]*[.C$18]^2+[.$B$2]*[.C$18]*[.$B41]+[.$C$2]*[.$B41]^2+[.$C$24]-2*[.$C$24]*RAND()" office:value-type="float" office:value="16.6760127332329" calcext:value-type="float">
            <text:p>16.6760127332329</text:p>
          </table:table-cell>
          <table:table-cell table:formula="of:=[.$A$2]*[.D$18]^2+[.$B$2]*[.D$18]*[.$B41]+[.$C$2]*[.$B41]^2+[.$C$24]-2*[.$C$24]*RAND()" office:value-type="float" office:value="19.1921829529807" calcext:value-type="float">
            <text:p>19.1921829529807</text:p>
          </table:table-cell>
          <table:table-cell table:formula="of:=[.$A$2]*[.E$18]^2+[.$B$2]*[.E$18]*[.$B41]+[.$C$2]*[.$B41]^2+[.$C$24]-2*[.$C$24]*RAND()" office:value-type="float" office:value="38.7964932095612" calcext:value-type="float">
            <text:p>38.7964932095612</text:p>
          </table:table-cell>
          <table:table-cell table:formula="of:=[.$A$2]*[.F$18]^2+[.$B$2]*[.F$18]*[.$B41]+[.$C$2]*[.$B41]^2+[.$C$24]-2*[.$C$24]*RAND()" office:value-type="float" office:value="58.4899730631544" calcext:value-type="float">
            <text:p>58.4899730631544</text:p>
          </table:table-cell>
          <table:covered-table-cell/>
        </table:table-row>
        <table:table-row table:style-name="ro1">
          <table:covered-table-cell/>
          <table:table-cell table:style-name="ce2" table:formula="of:=[.B41]+RAND()" office:value-type="float" office:value="1.84855963416693" calcext:value-type="float">
            <text:p>1.84855963416693</text:p>
          </table:table-cell>
          <table:table-cell table:formula="of:=[.$A$2]*[.C$18]^2+[.$B$2]*[.C$18]*[.$B42]+[.$C$2]*[.$B42]^2+[.$C$24]-2*[.$C$24]*RAND()" office:value-type="float" office:value="26.6259100527215" calcext:value-type="float">
            <text:p>26.6259100527215</text:p>
          </table:table-cell>
          <table:table-cell table:formula="of:=[.$A$2]*[.D$18]^2+[.$B$2]*[.D$18]*[.$B42]+[.$C$2]*[.$B42]^2+[.$C$24]-2*[.$C$24]*RAND()" office:value-type="float" office:value="31.8908751260436" calcext:value-type="float">
            <text:p>31.8908751260436</text:p>
          </table:table-cell>
          <table:table-cell table:formula="of:=[.$A$2]*[.E$18]^2+[.$B$2]*[.E$18]*[.$B42]+[.$C$2]*[.$B42]^2+[.$C$24]-2*[.$C$24]*RAND()" office:value-type="float" office:value="50.8825139797922" calcext:value-type="float">
            <text:p>50.8825139797922</text:p>
          </table:table-cell>
          <table:table-cell table:formula="of:=[.$A$2]*[.F$18]^2+[.$B$2]*[.F$18]*[.$B42]+[.$C$2]*[.$B42]^2+[.$C$24]-2*[.$C$24]*RAND()" office:value-type="float" office:value="69.0251748264109" calcext:value-type="float">
            <text:p>69.0251748264109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table:formula="of:=RAND()" office:value-type="float" office:value="0.901379063388746" calcext:value-type="float">
            <text:p>0.901379063388746</text:p>
          </table:table-cell>
          <table:table-cell table:style-name="ce2" table:formula="of:=[.C48]+RAND()" office:value-type="float" office:value="1.70049270294017" calcext:value-type="float">
            <text:p>1.70049270294017</text:p>
          </table:table-cell>
          <table:table-cell table:style-name="ce2" table:formula="of:=[.D48]+RAND()" office:value-type="float" office:value="1.95001960947648" calcext:value-type="float">
            <text:p>1.95001960947648</text:p>
          </table:table-cell>
          <table:table-cell table:style-name="ce2" table:formula="of:=[.E48]+RAND()" office:value-type="float" office:value="2.37970559408152" calcext:value-type="float">
            <text:p>2.3797055940815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</text:p>
          </table:table-cell>
          <table:table-cell table:style-name="ce2" table:formula="of:=RAND()" office:value-type="float" office:value="0.760365068228291" calcext:value-type="float">
            <text:p>0.760365068228291</text:p>
          </table:table-cell>
          <table:table-cell table:formula="of:=[.$A$2]*[.C$18]^2+[.$B$2]*[.C$18]*[.$B49]+[.$C$2]*[.$B49]^2+[.$C$24]-2*[.$C$24]*RAND()" office:value-type="float" office:value="1.4329298158095" calcext:value-type="float">
            <text:p>1.4329298158095</text:p>
          </table:table-cell>
          <table:table-cell table:formula="of:=[.$A$2]*[.D$18]^2+[.$B$2]*[.D$18]*[.$B49]+[.$C$2]*[.$B49]^2+[.$C$24]-2*[.$C$24]*RAND()" office:value-type="float" office:value="8.50370210412437" calcext:value-type="float">
            <text:p>8.50370210412437</text:p>
          </table:table-cell>
          <table:table-cell table:formula="of:=[.$A$2]*[.E$18]^2+[.$B$2]*[.E$18]*[.$B49]+[.$C$2]*[.$B49]^2+[.$C$24]-2*[.$C$24]*RAND()" office:value-type="float" office:value="27.0238295700778" calcext:value-type="float">
            <text:p>27.0238295700778</text:p>
          </table:table-cell>
          <table:table-cell table:formula="of:=[.$A$2]*[.F$18]^2+[.$B$2]*[.F$18]*[.$B49]+[.$C$2]*[.$B49]^2+[.$C$24]-2*[.$C$24]*RAND()" office:value-type="float" office:value="41.3366549374363" calcext:value-type="float">
            <text:p>41.3366549374363</text:p>
          </table:table-cell>
          <table:table-cell table:style-name="ce1" office:value-type="string" calcext:value-type="string" table:number-columns-spanned="1" table:number-rows-spanned="4">
            <text:p>n</text:p>
          </table:table-cell>
        </table:table-row>
        <table:table-row table:style-name="ro1">
          <table:covered-table-cell/>
          <table:table-cell table:style-name="ce2" table:formula="of:=[.B49]+RAND()" office:value-type="float" office:value="1.21706521537965" calcext:value-type="float">
            <text:p>1.21706521537965</text:p>
          </table:table-cell>
          <table:table-cell table:formula="of:=[.$A$2]*[.C$18]^2+[.$B$2]*[.C$18]*[.$B50]+[.$C$2]*[.$B50]^2+[.$C$24]-2*[.$C$24]*RAND()" office:value-type="float" office:value="9.46411601005804" calcext:value-type="float">
            <text:p>9.46411601005804</text:p>
          </table:table-cell>
          <table:table-cell table:formula="of:=[.$A$2]*[.D$18]^2+[.$B$2]*[.D$18]*[.$B50]+[.$C$2]*[.$B50]^2+[.$C$24]-2*[.$C$24]*RAND()" office:value-type="float" office:value="18.3122319195086" calcext:value-type="float">
            <text:p>18.3122319195086</text:p>
          </table:table-cell>
          <table:table-cell table:formula="of:=[.$A$2]*[.E$18]^2+[.$B$2]*[.E$18]*[.$B50]+[.$C$2]*[.$B50]^2+[.$C$24]-2*[.$C$24]*RAND()" office:value-type="float" office:value="33.5944490006648" calcext:value-type="float">
            <text:p>33.5944490006648</text:p>
          </table:table-cell>
          <table:table-cell table:formula="of:=[.$A$2]*[.F$18]^2+[.$B$2]*[.F$18]*[.$B50]+[.$C$2]*[.$B50]^2+[.$C$24]-2*[.$C$24]*RAND()" office:value-type="float" office:value="49.0004450779657" calcext:value-type="float">
            <text:p>49.0004450779657</text:p>
          </table:table-cell>
          <table:covered-table-cell/>
        </table:table-row>
        <table:table-row table:style-name="ro1">
          <table:covered-table-cell/>
          <table:table-cell table:style-name="ce2" table:formula="of:=[.B50]+RAND()" office:value-type="float" office:value="2.04895709648524" calcext:value-type="float">
            <text:p>2.04895709648524</text:p>
          </table:table-cell>
          <table:table-cell table:formula="of:=[.$A$2]*[.C$18]^2+[.$B$2]*[.C$18]*[.$B51]+[.$C$2]*[.$B51]^2+[.$C$24]-2*[.$C$24]*RAND()" office:value-type="float" office:value="31.8338322333298" calcext:value-type="float">
            <text:p>31.8338322333298</text:p>
          </table:table-cell>
          <table:table-cell table:formula="of:=[.$A$2]*[.D$18]^2+[.$B$2]*[.D$18]*[.$B51]+[.$C$2]*[.$B51]^2+[.$C$24]-2*[.$C$24]*RAND()" office:value-type="float" office:value="42.2474062336729" calcext:value-type="float">
            <text:p>42.2474062336729</text:p>
          </table:table-cell>
          <table:table-cell table:formula="of:=[.$A$2]*[.E$18]^2+[.$B$2]*[.E$18]*[.$B51]+[.$C$2]*[.$B51]^2+[.$C$24]-2*[.$C$24]*RAND()" office:value-type="float" office:value="48.5657831005797" calcext:value-type="float">
            <text:p>48.5657831005797</text:p>
          </table:table-cell>
          <table:table-cell table:formula="of:=[.$A$2]*[.F$18]^2+[.$B$2]*[.F$18]*[.$B51]+[.$C$2]*[.$B51]^2+[.$C$24]-2*[.$C$24]*RAND()" office:value-type="float" office:value="67.4715993480047" calcext:value-type="float">
            <text:p>67.4715993480047</text:p>
          </table:table-cell>
          <table:covered-table-cell/>
        </table:table-row>
        <table:table-row table:style-name="ro1">
          <table:covered-table-cell/>
          <table:table-cell table:style-name="ce2" table:formula="of:=[.B51]+RAND()" office:value-type="float" office:value="2.10107426432396" calcext:value-type="float">
            <text:p>2.10107426432396</text:p>
          </table:table-cell>
          <table:table-cell table:formula="of:=[.$A$2]*[.C$18]^2+[.$B$2]*[.C$18]*[.$B52]+[.$C$2]*[.$B52]^2+[.$C$24]-2*[.$C$24]*RAND()" office:value-type="float" office:value="29.3163568857159" calcext:value-type="float">
            <text:p>29.3163568857159</text:p>
          </table:table-cell>
          <table:table-cell table:formula="of:=[.$A$2]*[.D$18]^2+[.$B$2]*[.D$18]*[.$B52]+[.$C$2]*[.$B52]^2+[.$C$24]-2*[.$C$24]*RAND()" office:value-type="float" office:value="42.6326246927809" calcext:value-type="float">
            <text:p>42.6326246927809</text:p>
          </table:table-cell>
          <table:table-cell table:formula="of:=[.$A$2]*[.E$18]^2+[.$B$2]*[.E$18]*[.$B52]+[.$C$2]*[.$B52]^2+[.$C$24]-2*[.$C$24]*RAND()" office:value-type="float" office:value="57.3352809343594" calcext:value-type="float">
            <text:p>57.3352809343594</text:p>
          </table:table-cell>
          <table:table-cell table:formula="of:=[.$A$2]*[.F$18]^2+[.$B$2]*[.F$18]*[.$B52]+[.$C$2]*[.$B52]^2+[.$C$24]-2*[.$C$24]*RAND()" office:value-type="float" office:value="69.6072472319508" calcext:value-type="float">
            <text:p>69.6072472319508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4:24:58.978412974</meta:creation-date>
    <dc:date>2021-06-26T16:30:42.011098233</dc:date>
    <meta:editing-duration>PT53M56S</meta:editing-duration>
    <meta:editing-cycles>3</meta:editing-cycles>
    <meta:generator>LibreOffice/6.4.7.2$Linux_X86_64 LibreOffice_project/40$Build-2</meta:generator>
    <meta:document-statistic meta:table-count="1" meta:cell-count="178" meta:object-count="0"/>
  </office:meta>
</office:document-meta>
</file>